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"/>
    <style:style style:name="ce3" style:family="table-cell" style:parent-style-name="Default">
      <style:text-properties style:font-name="Liberation Serif" style:font-name-complex="Tahoma"/>
    </style:style>
    <style:style style:name="ce4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h</text:p>
          </table:table-cell>
          <table:table-cell table:style-name="Default" office:value-type="float" office:value="580" calcext:value-type="float">
            <text:p>5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3" office:value-type="float" office:value="447" calcext:value-type="float">
            <text:p>4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73" calcext:value-type="float">
            <text:p>3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70" calcext:value-type="float">
            <text:p>37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4" office:value-type="float" office:value="361" calcext:value-type="float">
            <text:p>361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19" calcext:value-type="float">
            <text:p>3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14" calcext:value-type="float">
            <text:p>3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95" calcext:value-type="float">
            <text:p>2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02" calcext:value-type="float">
            <text:p>2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79" calcext:value-type="float">
            <text:p>1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70" calcext:value-type="float">
            <text:p>1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60" calcext:value-type="float">
            <text:p>1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30" calcext:value-type="float">
            <text:p>1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93" calcext:value-type="float">
            <text:p>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92" calcext:value-type="float">
            <text:p>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84" calcext:value-type="float">
            <text:p>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1" calcext:value-type="float">
            <text:p>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4:59:48.775446774</meta:creation-date>
    <dc:date>2019-10-14T15:07:17.251098157</dc:date>
    <meta:editing-duration>PT7M28S</meta:editing-duration>
    <meta:editing-cycles>1</meta:editing-cycles>
    <meta:document-statistic meta:table-count="1" meta:cell-count="52" meta:object-count="0"/>
    <meta:generator>LibreOffice/6.1.6.3$Linux_X86_64 LibreOffice_project/5896ab1714085361c45cf540f76f60673dd96a72</meta:generator>
  </office:meta>
</office:document-meta>
</file>